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/>
      <text:p>Pipes &amp; Cisterns – Advanced Trick Question Notes</text:p>
      <text:p/>
      <text:p>1. Core Reminder:</text:p>
      <text:p>   - Every pipe = rate = (work per minute)</text:p>
      <text:p>   - Work done = rate × time</text:p>
      <text:p>   - Inlets add water; outlets remove water.</text:p>
      <text:p>   - Total tank = 1 unit.</text:p>
      <text:p/>
      <text:p>2. How to decode tricky English:</text:p>
      <text:p>   - Break into stages.</text:p>
      <text:p>   - For each stage list:</text:p>
      <text:p>        • Which pipes ON</text:p>
      <text:p>        • For how long</text:p>
      <text:p>        • Effective working minutes (if cycles)</text:p>
      <text:p>        • Work = rate × time</text:p>
      <text:p>   - Add inlet work, subtract outlet work.</text:p>
      <text:p/>
      <text:p>3. Major traps:</text:p>
      <text:p>   - Cyclic pipes (ON/OFF)</text:p>
      <text:p>   - Pipes “accidentally” opened for partial time</text:p>
      <text:p>   - Outlet working inside inlet interval</text:p>
      <text:p>   - Time given in clock time, not working time</text:p>
      <text:p>   - “Tank initially part-full”</text:p>
      <text:p>   - Multiple pipes closed/opened mid-way</text:p>
      <text:p/>
      <text:p>4. Always do:</text:p>
      <text:p>   - Make a small table per stage</text:p>
      <text:p>   - Keep rates separate from time</text:p>
      <text:p>   - Use fractions, don’t convert early</text:p>
      <text:p>   - Final stage usually gives an equation for unknown time</text:p>
      <text:p/>
      <text:p>Here is the new trickiest practice problem:</text:p>
      <text:p/>
      <text:p>NEW TRICKIEST PROBLEM:</text:p>
      <text:p/>
      <text:p>A tank has 3 inlet pipes A, B, C and 2 outlet pipes D and E.</text:p>
      <text:p/>
      <text:p>Their fills/empties capacities:</text:p>
      <text:p>A fills tank in 15 minutes → rate = 1/15</text:p>
      <text:p>B fills tank in 20 minutes → rate = 1/20</text:p>
      <text:p>C fills tank in 30 minutes → rate = 1/30</text:p>
      <text:p>D empties tank in 18 minutes → rate = 1/18</text:p>
      <text:p>E empties tank in 12 minutes → rate = 1/12</text:p>
      <text:p/>
      <text:p>The tank is initially 3/5 full.</text:p>
      <text:p/>
      <text:p>Stage 1:</text:p>
      <text:p>A and B are opened together.</text:p>
      <text:p>B runs for 9 minutes and rests for 6 minutes repeatedly.</text:p>
      <text:p>This cycle continues for a total of 45 minutes of clock time.</text:p>
      <text:p>C, D, E are closed.</text:p>
      <text:p/>
      <text:p>Stage 2:</text:p>
      <text:p>Immediately after Stage 1,</text:p>
      <text:p>C and D are opened together for x minutes.</text:p>
      <text:p>During these x minutes, E accidentally opens ONLY for the first 8 minutes.</text:p>
      <text:p>A and B remain fully closed.</text:p>
      <text:p/>
      <text:p>Stage 3:</text:p>
      <text:p>All pipes closed for 20 minutes.</text:p>
      <text:p/>
      <text:p>Stage 4:</text:p>
      <text:p>Only pipe E is opened.</text:p>
      <text:p>It empties the remaining water in exactly 16 minutes.</text:p>
      <text:p/>
      <text:p>Find x (in minutes).</text:p>
      <text:p/>
      <text:p>Use the same Stage-wise work = rate × time method.</text:p>
      <text:p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